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<text:span text:style-name="Strong_20_Emphasis">File Naming:</text:span></text:p>
      <text:list text:style-name="L1">
        <text:list-item>
          <text:p text:style-name="P3">Use descriptive names for Node.js files that reflect their purpose or content.</text:p>
        </text:list-item>
        <text:list-item>
          <text:p text:style-name="P2">File names should end with the .js extension.</text:p>
        </text:list-item>
      </text:list>
      <text:p text:style-name="Text_20_body">Example:</text:p>
      <text:p text:style-name="Preformatted_20_Text"><text:span text:style-name="Source_20_Text">server.js</text:span></text:p>
      <text:p text:style-name="P1"><text:span text:style-name="Source_20_Text">dataProcessing.js</text:span></text:p>
      <text:p text:style-name="Text_20_body"><text:span text:style-name="Strong_20_Emphasis">Code Indentation:</text:span></text:p>
      <text:list text:style-name="L2">
        <text:list-item>
          <text:p text:style-name="P5">Use consistent indentation for Node.js code, typically using 2 or 4 spaces for each level of indentation.</text:p>
        </text:list-item>
        <text:list-item>
          <text:p text:style-name="P4">Avoid mixing tabs and spaces for indentation.</text:p>
        </text:list-item>
      </text:list>
      <text:p text:style-name="Text_20_body">Example:</text:p>
      <text:p text:style-name="P1">javascript</text:p>
      <text:p text:style-name="Preformatted_20_Text"><text:span text:style-name="Source_20_Text">function fetchData() {</text:span></text:p>
      <text:p text:style-name="Preformatted_20_Text"><text:span text:style-name="Source_20_Text"><text:s text:c="2"/>if (condition) {</text:span></text:p>
      <text:p text:style-name="Preformatted_20_Text"><text:span text:style-name="Source_20_Text"><text:s text:c="4"/>// Indented with 2 spaces</text:span></text:p>
      <text:p text:style-name="Preformatted_20_Text"><text:span text:style-name="Source_20_Text"><text:s text:c="4"/>doSomething();</text:span></text:p>
      <text:p text:style-name="Preformatted_20_Text"><text:span text:style-name="Source_20_Text"><text:s text:c="2"/>} else {</text:span></text:p>
      <text:p text:style-name="Preformatted_20_Text"><text:span text:style-name="Source_20_Text"><text:s text:c="4"/>// Indented with 2 spaces</text:span></text:p>
      <text:p text:style-name="Preformatted_20_Text"><text:span text:style-name="Source_20_Text"><text:s text:c="4"/>doSomethingElse(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Variable Naming:</text:span></text:p>
      <text:list text:style-name="L3">
        <text:list-item>
          <text:p text:style-name="P7">Use descriptive names for variables that indicate their purpose or content.</text:p>
        </text:list-item>
        <text:list-item>
          <text:p text:style-name="P6">Follow a consistent naming convention such as camelCase or snake_case for variable names.</text:p>
        </text:list-item>
      </text:list>
      <text:p text:style-name="Text_20_body">Example:</text:p>
      <text:p text:style-name="P1">javascript</text:p>
      <text:p text:style-name="Preformatted_20_Text"><text:span text:style-name="Source_20_Text">let userName = "JohnDoe";</text:span></text:p>
      <text:p text:style-name="P1"><text:span text:style-name="Source_20_Text">const maxAttempts = 3;</text:span></text:p>
      <text:p text:style-name="Text_20_body"><text:span text:style-name="Strong_20_Emphasis">Function Naming:</text:span></text:p>
      <text:list text:style-name="L4">
        <text:list-item>
          <text:p text:style-name="P9">Use descriptive names for functions that indicate their purpose or behavior.</text:p>
        </text:list-item>
        <text:list-item>
          <text:p text:style-name="P8">Follow a consistent naming convention such as camelCase or snake_case for function names.</text:p>
        </text:list-item>
      </text:list>
      <text:p text:style-name="Text_20_body">Example:</text:p>
      <text:p text:style-name="P1">javascript</text:p>
      <text:p text:style-name="Preformatted_20_Text"><text:span text:style-name="Source_20_Text">function calculateTotal() {</text:span></text:p>
      <text:p text:style-name="Preformatted_20_Text"><text:span text:style-name="Source_20_Text"><text:s text:c="2"/>// Function body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getUserData() {</text:span></text:p>
      <text:p text:style-name="Preformatted_20_Text"><text:soft-page-break/><text:span text:style-name="Source_20_Text"><text:s text:c="2"/>// Function body</text:span></text:p>
      <text:p text:style-name="P1"><text:span text:style-name="Source_20_Text">}</text:span></text:p>
      <text:p text:style-name="Text_20_body"><text:span text:style-name="Strong_20_Emphasis">Module Naming:</text:span></text:p>
      <text:list text:style-name="L5">
        <text:list-item>
          <text:p text:style-name="P11">Use descriptive names for Node.js modules that represent their functionality or purpose.</text:p>
        </text:list-item>
        <text:list-item>
          <text:p text:style-name="P10">Follow a consistent naming convention such as camelCase or kebab-case for module names.</text:p>
        </text:list-item>
      </text:list>
      <text:p text:style-name="Text_20_body">Example:</text:p>
      <text:p text:style-name="P1">kotlin</text:p>
      <text:p text:style-name="Preformatted_20_Text"><text:span text:style-name="Source_20_Text">userService.js</text:span></text:p>
      <text:p text:style-name="P1"><text:span text:style-name="Source_20_Text">data-processing.js</text:span></text:p>
      <text:p text:style-name="Text_20_body"><text:span text:style-name="Strong_20_Emphasis">Code Comments:</text:span></text:p>
      <text:list text:style-name="L6">
        <text:list-item>
          <text:p text:style-name="P13">Use comments to document important aspects of the code, such as function behavior, variable usage, or code logic.</text:p>
        </text:list-item>
        <text:list-item>
          <text:p text:style-name="P12">Use inline comments to provide context for specific code blocks or statements.</text:p>
        </text:list-item>
      </text:list>
      <text:p text:style-name="Text_20_body">Example:</text:p>
      <text:p text:style-name="P1">javascript</text:p>
      <text:p text:style-name="Preformatted_20_Text"><text:span text:style-name="Source_20_Text">// Calculate the total price based on the quantity and unit price</text:span></text:p>
      <text:p text:style-name="Preformatted_20_Text"><text:span text:style-name="Source_20_Text">function calculateTotal(quantity, unitPrice) {</text:span></text:p>
      <text:p text:style-name="Preformatted_20_Text"><text:span text:style-name="Source_20_Text"><text:s text:c="2"/>return quantity * unitPrice; // Inline comment explaining the calculation</text:span></text:p>
      <text:p text:style-name="P1"><text:span text:style-name="Source_20_Text">}</text:span></text:p>
      <text:p text:style-name="Text_20_body"><text:span text:style-name="Strong_20_Emphasis">Error Handling:</text:span></text:p>
      <text:list text:style-name="L7">
        <text:list-item>
          <text:p text:style-name="P15">Implement error handling mechanisms to gracefully handle runtime errors and exceptions.</text:p>
        </text:list-item>
        <text:list-item>
          <text:p text:style-name="P14">Use try-catch blocks to catch exceptions and handle them appropriately.</text:p>
        </text:list-item>
      </text:list>
      <text:p text:style-name="Text_20_body">Example:</text:p>
      <text:p text:style-name="P1">javascript</text:p>
      <text:p text:style-name="Preformatted_20_Text"><text:span text:style-name="Source_20_Text">try {</text:span></text:p>
      <text:p text:style-name="Preformatted_20_Text"><text:span text:style-name="Source_20_Text"><text:s text:c="2"/>// Code that may throw an error</text:span></text:p>
      <text:p text:style-name="Preformatted_20_Text"><text:span text:style-name="Source_20_Text">} catch (error) {</text:span></text:p>
      <text:p text:style-name="Preformatted_20_Text"><text:span text:style-name="Source_20_Text"><text:s text:c="2"/>// Handle the error</text:span></text:p>
      <text:p text:style-name="Preformatted_20_Text"><text:span text:style-name="Source_20_Text"><text:s text:c="2"/>console.error("An error occurred:", error);</text:span></text:p>
      <text:p text:style-name="P1"><text:span text:style-name="Source_20_Text">}</text:span></text:p>
      <text:p text:style-name="Text_20_body"><text:span text:style-name="Strong_20_Emphasis">Code Reusability:</text:span></text:p>
      <text:list text:style-name="L8">
        <text:list-item>
          <text:p text:style-name="P17">Encapsulate reusable code into functions, modules, or libraries to promote code reuse and maintainability.</text:p>
        </text:list-item>
        <text:list-item>
          <text:p text:style-name="P16">Avoid duplicating code by refactoring common functionality into reusable components.</text:p>
        </text:list-item>
      </text:list>
      <text:p text:style-name="Text_20_body">Example:</text:p>
      <text:p text:style-name="P1">javascript</text:p>
      <text:p text:style-name="Preformatted_20_Text"><text:soft-page-break/><text:span text:style-name="Source_20_Text">// Reusable function to calculate the area of a rectangle</text:span></text:p>
      <text:p text:style-name="Preformatted_20_Text"><text:span text:style-name="Source_20_Text">function calculateArea(length, width) {</text:span></text:p>
      <text:p text:style-name="Preformatted_20_Text"><text:span text:style-name="Source_20_Text"><text:s text:c="2"/>return length * width;</text:span></text:p>
      <text:p text:style-name="P1"><text:span text:style-name="Source_20_Text">}</text:span></text:p>
      <text:p text:style-name="Text_20_body"><text:span text:style-name="Strong_20_Emphasis">Security Considerations:</text:span></text:p>
      <text:list text:style-name="L9">
        <text:list-item>
          <text:p text:style-name="P19">Sanitize user input to prevent security vulnerabilities such as injection attacks (e.g., SQL injection, XSS).</text:p>
        </text:list-item>
        <text:list-item>
          <text:p text:style-name="P18">Use parameterized queries and prepared statements to interact with databases securely.</text:p>
        </text:list-item>
      </text:list>
      <text:p text:style-name="Text_20_body">Example:</text:p>
      <text:p text:style-name="P1">javascript</text:p>
      <text:p text:style-name="Preformatted_20_Text"><text:span text:style-name="Source_20_Text">const userInput = req.body.input;</text:span></text:p>
      <text:p text:style-name="P1"><text:span text:style-name="Source_20_Text">const sanitizedInput = sanitize(userInput);</text:span></text:p>
      <text:p text:style-name="Text_20_body"><text:span text:style-name="Strong_20_Emphasis">Package Management:</text:span></text:p>
      <text:list text:style-name="L10">
        <text:list-item>
          <text:p text:style-name="P21">Use npm (Node Package Manager) for package management in Node.js projects.</text:p>
        </text:list-item>
        <text:list-item>
          <text:p text:style-name="P20">npm allows you to easily manage project dependencies and install third-party libraries.</text:p>
        </text:list-item>
      </text:list>
      <text:p text:style-name="Text_20_body">Example:</text:p>
      <text:p text:style-name="P1"><text:span text:style-name="Source_20_Text">npm install express</text:span></text:p>
      <text:p text:style-name="Text_20_body"><text:span text:style-name="Strong_20_Emphasis">Asynchronous Programming:</text:span></text:p>
      <text:list text:style-name="L11">
        <text:list-item>
          <text:p text:style-name="P23">Embrace asynchronous programming patterns such as callbacks, Promises, or async/await for handling asynchronous operations.</text:p>
        </text:list-item>
        <text:list-item>
          <text:p text:style-name="P22">Use non-blocking I/O operations to maximize the efficiency and scalability of Node.js applications.</text:p>
        </text:list-item>
      </text:list>
      <text:p text:style-name="Text_20_body">Example:</text:p>
      <text:p text:style-name="P1">javascript</text:p>
      <text:p text:style-name="Preformatted_20_Text"><text:span text:style-name="Source_20_Text">async function fetchData() {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const data = await getDataFromDatabase();</text:span></text:p>
      <text:p text:style-name="Preformatted_20_Text"><text:span text:style-name="Source_20_Text"><text:s text:c="4"/>// Handle the retrieved data</text:span></text:p>
      <text:p text:style-name="Preformatted_20_Text"><text:span text:style-name="Source_20_Text"><text:s text:c="2"/>} catch (error) {</text:span></text:p>
      <text:p text:style-name="Preformatted_20_Text"><text:span text:style-name="Source_20_Text"><text:s text:c="4"/>// Handle errors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Testing:</text:span></text:p>
      <text:list text:style-name="L12">
        <text:list-item>
          <text:p text:style-name="P25">Write unit tests, integration tests, and end-to-end tests to ensure the correctness and reliability of Node.js code.</text:p>
        </text:list-item>
        <text:list-item>
          <text:p text:style-name="P24">Use testing frameworks like Mocha, Jest, or Jasmine for writing and executing tests.</text:p>
        </text:list-item>
      </text:list>
      <text:p text:style-name="Text_20_body">Example (using Jest):</text:p>
      <text:p text:style-name="P1"><text:soft-page-break/>javascript</text:p>
      <text:p text:style-name="Preformatted_20_Text"><text:span text:style-name="Source_20_Text">test('should return the sum of two numbers', () =&gt; {</text:span></text:p>
      <text:p text:style-name="Preformatted_20_Text"><text:span text:style-name="Source_20_Text"><text:s text:c="2"/>expect(sum(1, 2)).toBe(3);</text:span></text:p>
      <text:p text:style-name="P1"><text:span text:style-name="Source_20_Text">});</text:span></text:p>
      <text:p text:style-name="Text_20_body"><text:span text:style-name="Strong_20_Emphasis">Documentation:</text:span></text:p>
      <text:list text:style-name="L13">
        <text:list-item>
          <text:p text:style-name="P27">Document the Node.js code using inline comments, JSDoc comments, or external documentation.</text:p>
        </text:list-item>
        <text:list-item>
          <text:p text:style-name="P26">Include information about function parameters, return types, and usage examples in the documentation.</text:p>
        </text:list-item>
      </text:list>
      <text:p text:style-name="Text_20_body">Example:</text:p>
      <text:p text:style-name="P1">javascript</text:p>
      <text:p text:style-name="Preformatted_20_Text"><text:span text:style-name="Source_20_Text">/**</text:span></text:p>
      <text:p text:style-name="Preformatted_20_Text"><text:span text:style-name="Source_20_Text"><text:s/>* Calculates the sum of two numbers.</text:span></text:p>
      <text:p text:style-name="Preformatted_20_Text"><text:span text:style-name="Source_20_Text"><text:s/>* @param {number} a - The first number.</text:span></text:p>
      <text:p text:style-name="Preformatted_20_Text"><text:span text:style-name="Source_20_Text"><text:s/>* @param {number} b - The second number.</text:span></text:p>
      <text:p text:style-name="Preformatted_20_Text"><text:span text:style-name="Source_20_Text"><text:s/>* @returns {number} The sum of the two numbers.</text:span></text:p>
      <text:p text:style-name="Preformatted_20_Text"><text:span text:style-name="Source_20_Text"><text:s/>*/</text:span></text:p>
      <text:p text:style-name="Preformatted_20_Text"><text:span text:style-name="Source_20_Text">function sum(a, b) {</text:span></text:p>
      <text:p text:style-name="Preformatted_20_Text"><text:span text:style-name="Source_20_Text"><text:s text:c="2"/>return a + b;</text:span></text:p>
      <text:p text:style-name="P1"><text:span text:style-name="Source_20_Text">}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0:12.796480746</meta:creation-date>
    <dc:date>2024-04-03T14:03:23.675833418</dc:date>
    <meta:editing-duration>PT2M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4" meta:paragraph-count="121" meta:word-count="608" meta:character-count="4066" meta:non-whitespace-character-count="3539"/>
  </office:meta>
</office:document-meta>
</file>